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3" table:number-rows-spanned="1">
            <text:p>Table: Customers</text:p>
          </table:table-cell>
          <table:covered-table-cell table:number-columns-repeated="2" table:style-name="ce3"/>
        </table:table-row>
        <table:table-row table:style-name="ro2"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identifier for customer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ustomer's name</text:p>
          </table:table-cell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Customer's email address</text:p>
          </table:table-cell>
        </table:table-row>
        <table:table-row table:style-name="ro4"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Customer's phone number</text:p>
          </table:table-cell>
        </table:table-row>
        <table:table-row table:style-name="ro4">
          <table:table-cell office:value-type="string" calcext:value-type="string">
            <text:p>address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Customer's address</text:p>
          </table:table-cell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stamp of customer cre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15:55.079574557</meta:creation-date>
    <dc:date>2023-05-09T23:16:39.342121566</dc:date>
    <meta:editing-duration>PT44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